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2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56cm"/>
    </style:style>
    <style:style style:name="co4" style:family="table-column">
      <style:table-column-properties fo:break-before="auto" style:column-width="2.565cm"/>
    </style:style>
    <style:style style:name="co5" style:family="table-column">
      <style:table-column-properties fo:break-before="auto" style:column-width="3.0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9" style:family="table-cell" style:parent-style-name="Default" style:data-style-name="N0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74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129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129"/>
    <style:style style:name="ce8" style:family="table-cell" style:parent-style-name="Default" style:data-style-name="N81"/>
    <style:style style:name="ce9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BACASP discre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2" table:number-columns-repeated="1014" table:default-cell-style-name="Default"/>
        <table:table-row table:style-name="ro1">
          <table:table-cell table:style-name="ce19" office:value-type="string" calcext:value-type="string">
            <text:p>Instance</text:p>
          </table:table-cell>
          <table:table-cell table:style-name="ce4" office:value-type="string" calcext:value-type="string">
            <text:p>Time (s)</text:p>
          </table:table-cell>
          <table:table-cell table:style-name="ce6" office:value-type="string" calcext:value-type="string">
            <text:p>Gap (%)</text:p>
          </table:table-cell>
          <table:table-cell table:style-name="ce19" office:value-type="string" calcext:value-type="string">
            <text:p>LB</text:p>
          </table:table-cell>
          <table:table-cell table:style-name="ce19" office:value-type="string" calcext:value-type="string">
            <text:p>Best</text:p>
          </table:table-cell>
          <table:table-cell table:style-name="ce9" office:value-type="string" calcext:value-type="string">
            <text:p>Proven Optimal?</text:p>
          </table:table-cell>
          <table:table-cell table:style-name="ce25" table:number-columns-repeated="1013"/>
        </table:table-row>
        <table:table-row table:style-name="ro1">
          <table:table-cell office:value-type="string" calcext:value-type="string">
            <text:p>instances/GenMB/instance_Gen_Meisel2009_10m_20_1.dat</text:p>
          </table:table-cell>
          <table:table-cell office:value-type="float" office:value="61" calcext:value-type="float">
            <text:p>61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16800" calcext:value-type="float">
            <text:p>16800</text:p>
          </table:table-cell>
          <table:table-cell table:formula="of:=IF(AND([.B2]&lt;3600;[.B2]&lt;&gt;&quot;&quot;;[.C2]&lt;0.0001);&quot;YES&quot;;&quot;NO&quot;)" office:value-type="string" office:string-value="YES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20_10.dat</text:p>
          </table:table-cell>
          <table:table-cell office:value-type="float" office:value="77" calcext:value-type="float">
            <text:p>77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15600" calcext:value-type="float">
            <text:p>15600</text:p>
          </table:table-cell>
          <table:table-cell table:formula="of:=IF(AND([.B3]&lt;3600;[.B3]&lt;&gt;&quot;&quot;;[.C3]&lt;0.0001);&quot;YES&quot;;&quot;NO&quot;)" office:value-type="string" office:string-value="YES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20_2.dat</text:p>
          </table:table-cell>
          <table:table-cell office:value-type="float" office:value="34" calcext:value-type="float">
            <text:p>34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IF(AND([.B4]&lt;3600;[.B4]&lt;&gt;&quot;&quot;;[.C4]&lt;0.0001);&quot;YES&quot;;&quot;NO&quot;)" office:value-type="string" office:string-value="YES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20_3.dat</text:p>
          </table:table-cell>
          <table:table-cell office:value-type="float" office:value="63" calcext:value-type="float">
            <text:p>63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22200" calcext:value-type="float">
            <text:p>22200</text:p>
          </table:table-cell>
          <table:table-cell table:formula="of:=IF(AND([.B5]&lt;3600;[.B5]&lt;&gt;&quot;&quot;;[.C5]&lt;0.0001);&quot;YES&quot;;&quot;NO&quot;)" office:value-type="string" office:string-value="YES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20_4.dat</text:p>
          </table:table-cell>
          <table:table-cell office:value-type="float" office:value="61" calcext:value-type="float">
            <text:p>61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11400" calcext:value-type="float">
            <text:p>11400</text:p>
          </table:table-cell>
          <table:table-cell table:formula="of:=IF(AND([.B6]&lt;3600;[.B6]&lt;&gt;&quot;&quot;;[.C6]&lt;0.0001);&quot;YES&quot;;&quot;NO&quot;)" office:value-type="string" office:string-value="YES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20_5.dat</text:p>
          </table:table-cell>
          <table:table-cell office:value-type="float" office:value="45" calcext:value-type="float">
            <text:p>45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3200" calcext:value-type="float">
            <text:p>3200</text:p>
          </table:table-cell>
          <table:table-cell table:formula="of:=IF(AND([.B7]&lt;3600;[.B7]&lt;&gt;&quot;&quot;;[.C7]&lt;0.0001);&quot;YES&quot;;&quot;NO&quot;)" office:value-type="string" office:string-value="YES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20_6.dat</text:p>
          </table:table-cell>
          <table:table-cell office:value-type="float" office:value="53" calcext:value-type="float">
            <text:p>53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21000" calcext:value-type="float">
            <text:p>21000</text:p>
          </table:table-cell>
          <table:table-cell table:formula="of:=IF(AND([.B8]&lt;3600;[.B8]&lt;&gt;&quot;&quot;;[.C8]&lt;0.0001);&quot;YES&quot;;&quot;NO&quot;)" office:value-type="string" office:string-value="YES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20_7.dat</text:p>
          </table:table-cell>
          <table:table-cell office:value-type="float" office:value="68" calcext:value-type="float">
            <text:p>68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19000" calcext:value-type="float">
            <text:p>19000</text:p>
          </table:table-cell>
          <table:table-cell table:formula="of:=IF(AND([.B9]&lt;3600;[.B9]&lt;&gt;&quot;&quot;;[.C9]&lt;0.0001);&quot;YES&quot;;&quot;NO&quot;)" office:value-type="string" office:string-value="YES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20_8.dat</text:p>
          </table:table-cell>
          <table:table-cell office:value-type="float" office:value="37" calcext:value-type="float">
            <text:p>37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8800" calcext:value-type="float">
            <text:p>8800</text:p>
          </table:table-cell>
          <table:table-cell table:formula="of:=IF(AND([.B10]&lt;3600;[.B10]&lt;&gt;&quot;&quot;;[.C10]&lt;0.0001);&quot;YES&quot;;&quot;NO&quot;)" office:value-type="string" office:string-value="YES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20_9.dat</text:p>
          </table:table-cell>
          <table:table-cell office:value-type="float" office:value="57" calcext:value-type="float">
            <text:p>57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11000" calcext:value-type="float">
            <text:p>11000</text:p>
          </table:table-cell>
          <table:table-cell table:formula="of:=IF(AND([.B11]&lt;3600;[.B11]&lt;&gt;&quot;&quot;;[.C11]&lt;0.0001);&quot;YES&quot;;&quot;NO&quot;)" office:value-type="string" office:string-value="YES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30_1.dat</text:p>
          </table:table-cell>
          <table:table-cell office:value-type="float" office:value="652" calcext:value-type="float">
            <text:p>652</text:p>
          </table:table-cell>
          <table:table-cell office:value-type="percentage" office:value="0.0000879849" calcext:value-type="percentage">
            <text:p>0,0 %</text:p>
          </table:table-cell>
          <table:table-cell office:value-type="float" office:value="55395.1" calcext:value-type="float">
            <text:p>55395,1</text:p>
          </table:table-cell>
          <table:table-cell office:value-type="float" office:value="55400" calcext:value-type="float">
            <text:p>55400</text:p>
          </table:table-cell>
          <table:table-cell table:formula="of:=IF(AND([.B12]&lt;3600;[.B12]&lt;&gt;&quot;&quot;;[.C12]&lt;0.0001);&quot;YES&quot;;&quot;NO&quot;)" office:value-type="string" office:string-value="YES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30_10.dat</text:p>
          </table:table-cell>
          <table:table-cell office:value-type="float" office:value="361" calcext:value-type="float">
            <text:p>361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36400" calcext:value-type="float">
            <text:p>36400</text:p>
          </table:table-cell>
          <table:table-cell table:formula="of:=IF(AND([.B13]&lt;3600;[.B13]&lt;&gt;&quot;&quot;;[.C13]&lt;0.0001);&quot;YES&quot;;&quot;NO&quot;)" office:value-type="string" office:string-value="YES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30_2.dat</text:p>
          </table:table-cell>
          <table:table-cell office:value-type="float" office:value="833" calcext:value-type="float">
            <text:p>833</text:p>
          </table:table-cell>
          <table:table-cell office:value-type="percentage" office:value="0.0000877179" calcext:value-type="percentage">
            <text:p>0,0 %</text:p>
          </table:table-cell>
          <table:table-cell office:value-type="float" office:value="51795.5" calcext:value-type="float">
            <text:p>51795,5</text:p>
          </table:table-cell>
          <table:table-cell office:value-type="float" office:value="51800" calcext:value-type="float">
            <text:p>51800</text:p>
          </table:table-cell>
          <table:table-cell table:formula="of:=IF(AND([.B14]&lt;3600;[.B14]&lt;&gt;&quot;&quot;;[.C14]&lt;0.0001);&quot;YES&quot;;&quot;NO&quot;)" office:value-type="string" office:string-value="YES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30_3.dat</text:p>
          </table:table-cell>
          <table:table-cell office:value-type="float" office:value="914" calcext:value-type="float">
            <text:p>914</text:p>
          </table:table-cell>
          <table:table-cell office:value-type="percentage" office:value="0.0000957431" calcext:value-type="percentage">
            <text:p>0,0 %</text:p>
          </table:table-cell>
          <table:table-cell office:value-type="float" office:value="64993.8" calcext:value-type="float">
            <text:p>64993,8</text:p>
          </table:table-cell>
          <table:table-cell office:value-type="float" office:value="65000" calcext:value-type="float">
            <text:p>65000</text:p>
          </table:table-cell>
          <table:table-cell table:formula="of:=IF(AND([.B15]&lt;3600;[.B15]&lt;&gt;&quot;&quot;;[.C15]&lt;0.0001);&quot;YES&quot;;&quot;NO&quot;)" office:value-type="string" office:string-value="YES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30_4.dat</text:p>
          </table:table-cell>
          <table:table-cell office:value-type="float" office:value="423" calcext:value-type="float">
            <text:p>423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45400" calcext:value-type="float">
            <text:p>45400</text:p>
          </table:table-cell>
          <table:table-cell table:formula="of:=IF(AND([.B16]&lt;3600;[.B16]&lt;&gt;&quot;&quot;;[.C16]&lt;0.0001);&quot;YES&quot;;&quot;NO&quot;)" office:value-type="string" office:string-value="YES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30_5.dat</text:p>
          </table:table-cell>
          <table:table-cell office:value-type="float" office:value="123" calcext:value-type="float">
            <text:p>123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14800" calcext:value-type="float">
            <text:p>14800</text:p>
          </table:table-cell>
          <table:table-cell table:formula="of:=IF(AND([.B17]&lt;3600;[.B17]&lt;&gt;&quot;&quot;;[.C17]&lt;0.0001);&quot;YES&quot;;&quot;NO&quot;)" office:value-type="string" office:string-value="YES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30_6.dat</text:p>
          </table:table-cell>
          <table:table-cell office:value-type="float" office:value="131" calcext:value-type="float">
            <text:p>131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19400" calcext:value-type="float">
            <text:p>19400</text:p>
          </table:table-cell>
          <table:table-cell table:formula="of:=IF(AND([.B18]&lt;3600;[.B18]&lt;&gt;&quot;&quot;;[.C18]&lt;0.0001);&quot;YES&quot;;&quot;NO&quot;)" office:value-type="string" office:string-value="YES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30_7.dat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00017954" calcext:value-type="percentage">
            <text:p>0,0 %</text:p>
          </table:table-cell>
          <table:table-cell office:value-type="float" office:value="67598.8" calcext:value-type="float">
            <text:p>67598,8</text:p>
          </table:table-cell>
          <table:table-cell office:value-type="float" office:value="67600" calcext:value-type="float">
            <text:p>67600</text:p>
          </table:table-cell>
          <table:table-cell table:formula="of:=IF(AND([.B19]&lt;3600;[.B19]&lt;&gt;&quot;&quot;;[.C19]&lt;0.0001);&quot;YES&quot;;&quot;NO&quot;)" office:value-type="string" office:string-value="YES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30_8.dat</text:p>
          </table:table-cell>
          <table:table-cell office:value-type="float" office:value="425" calcext:value-type="float">
            <text:p>425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41200" calcext:value-type="float">
            <text:p>41200</text:p>
          </table:table-cell>
          <table:table-cell table:formula="of:=IF(AND([.B20]&lt;3600;[.B20]&lt;&gt;&quot;&quot;;[.C20]&lt;0.0001);&quot;YES&quot;;&quot;NO&quot;)" office:value-type="string" office:string-value="YES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30_9.dat</text:p>
          </table:table-cell>
          <table:table-cell office:value-type="float" office:value="337" calcext:value-type="float">
            <text:p>337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24600" calcext:value-type="float">
            <text:p>24600</text:p>
          </table:table-cell>
          <table:table-cell table:formula="of:=IF(AND([.B21]&lt;3600;[.B21]&lt;&gt;&quot;&quot;;[.C21]&lt;0.0001);&quot;YES&quot;;&quot;NO&quot;)" office:value-type="string" office:string-value="YES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40_1.dat</text:p>
          </table:table-cell>
          <table:table-cell office:value-type="float" office:value="1127" calcext:value-type="float">
            <text:p>1127</text:p>
          </table:table-cell>
          <table:table-cell office:value-type="percentage" office:value="0.0000984095" calcext:value-type="percentage">
            <text:p>0,0 %</text:p>
          </table:table-cell>
          <table:table-cell office:value-type="float" office:value="51195" calcext:value-type="float">
            <text:p>51195</text:p>
          </table:table-cell>
          <table:table-cell office:value-type="float" office:value="51200" calcext:value-type="float">
            <text:p>51200</text:p>
          </table:table-cell>
          <table:table-cell table:formula="of:=IF(AND([.B22]&lt;3600;[.B22]&lt;&gt;&quot;&quot;;[.C22]&lt;0.0001);&quot;YES&quot;;&quot;NO&quot;)" office:value-type="string" office:string-value="YES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40_10.dat</text:p>
          </table:table-cell>
          <table:table-cell office:value-type="float" office:value="1242" calcext:value-type="float">
            <text:p>1242</text:p>
          </table:table-cell>
          <table:table-cell office:value-type="percentage" office:value="0.0000672076" calcext:value-type="percentage">
            <text:p>0,0 %</text:p>
          </table:table-cell>
          <table:table-cell office:value-type="float" office:value="57596.1" calcext:value-type="float">
            <text:p>57596,1</text:p>
          </table:table-cell>
          <table:table-cell office:value-type="float" office:value="57600" calcext:value-type="float">
            <text:p>57600</text:p>
          </table:table-cell>
          <table:table-cell table:formula="of:=IF(AND([.B23]&lt;3600;[.B23]&lt;&gt;&quot;&quot;;[.C23]&lt;0.0001);&quot;YES&quot;;&quot;NO&quot;)" office:value-type="string" office:string-value="YES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40_2.dat</text:p>
          </table:table-cell>
          <table:table-cell office:value-type="float" office:value="2862" calcext:value-type="float">
            <text:p>2862</text:p>
          </table:table-cell>
          <table:table-cell office:value-type="percentage" office:value="0.0000918957" calcext:value-type="percentage">
            <text:p>0,0 %</text:p>
          </table:table-cell>
          <table:table-cell office:value-type="float" office:value="60594.4" calcext:value-type="float">
            <text:p>60594,4</text:p>
          </table:table-cell>
          <table:table-cell office:value-type="float" office:value="60600" calcext:value-type="float">
            <text:p>60600</text:p>
          </table:table-cell>
          <table:table-cell table:formula="of:=IF(AND([.B24]&lt;3600;[.B24]&lt;&gt;&quot;&quot;;[.C24]&lt;0.0001);&quot;YES&quot;;&quot;NO&quot;)" office:value-type="string" office:string-value="YES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40_3.dat</text:p>
          </table:table-cell>
          <table:table-cell office:value-type="float" office:value="657" calcext:value-type="float">
            <text:p>657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35200" calcext:value-type="float">
            <text:p>35200</text:p>
          </table:table-cell>
          <table:table-cell table:formula="of:=IF(AND([.B25]&lt;3600;[.B25]&lt;&gt;&quot;&quot;;[.C25]&lt;0.0001);&quot;YES&quot;;&quot;NO&quot;)" office:value-type="string" office:string-value="YES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40_4.dat</text:p>
          </table:table-cell>
          <table:table-cell office:value-type="float" office:value="3605" calcext:value-type="float">
            <text:p>3605</text:p>
          </table:table-cell>
          <table:table-cell office:value-type="percentage" office:value="0.201397" calcext:value-type="percentage">
            <text:p>20,1 %</text:p>
          </table:table-cell>
          <table:table-cell office:value-type="float" office:value="75547.8" calcext:value-type="float">
            <text:p>75547,8</text:p>
          </table:table-cell>
          <table:table-cell office:value-type="float" office:value="94600" calcext:value-type="float">
            <text:p>94600</text:p>
          </table:table-cell>
          <table:table-cell table:formula="of:=IF(AND([.B26]&lt;3600;[.B26]&lt;&gt;&quot;&quot;;[.C26]&lt;0.0001);&quot;YES&quot;;&quot;NO&quot;)" office:value-type="string" office:string-value="NO" calcext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40_5.dat</text:p>
          </table:table-cell>
          <table:table-cell office:value-type="float" office:value="1590" calcext:value-type="float">
            <text:p>1590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54000" calcext:value-type="float">
            <text:p>54000</text:p>
          </table:table-cell>
          <table:table-cell table:formula="of:=IF(AND([.B27]&lt;3600;[.B27]&lt;&gt;&quot;&quot;;[.C27]&lt;0.0001);&quot;YES&quot;;&quot;NO&quot;)" office:value-type="string" office:string-value="YES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40_6.dat</text:p>
          </table:table-cell>
          <table:table-cell office:value-type="float" office:value="1067" calcext:value-type="float">
            <text:p>1067</text:p>
          </table:table-cell>
          <table:table-cell office:value-type="percentage" office:value="0.0000834688" calcext:value-type="percentage">
            <text:p>0,0 %</text:p>
          </table:table-cell>
          <table:table-cell office:value-type="float" office:value="49995.8" calcext:value-type="float">
            <text:p>49995,8</text:p>
          </table:table-cell>
          <table:table-cell office:value-type="float" office:value="50000" calcext:value-type="float">
            <text:p>50000</text:p>
          </table:table-cell>
          <table:table-cell table:formula="of:=IF(AND([.B28]&lt;3600;[.B28]&lt;&gt;&quot;&quot;;[.C28]&lt;0.0001);&quot;YES&quot;;&quot;NO&quot;)" office:value-type="string" office:string-value="YES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40_7.dat</text:p>
          </table:table-cell>
          <table:table-cell office:value-type="float" office:value="892" calcext:value-type="float">
            <text:p>892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57600" calcext:value-type="float">
            <text:p>57600</text:p>
          </table:table-cell>
          <table:table-cell table:formula="of:=IF(AND([.B29]&lt;3600;[.B29]&lt;&gt;&quot;&quot;;[.C29]&lt;0.0001);&quot;YES&quot;;&quot;NO&quot;)" office:value-type="string" office:string-value="YES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40_8.dat</text:p>
          </table:table-cell>
          <table:table-cell office:value-type="float" office:value="978" calcext:value-type="float">
            <text:p>978</text:p>
          </table:table-cell>
          <table:table-cell office:value-type="percentage" office:value="0.0000910295" calcext:value-type="percentage">
            <text:p>0,0 %</text:p>
          </table:table-cell>
          <table:table-cell office:value-type="float" office:value="42396.1" calcext:value-type="float">
            <text:p>42396,1</text:p>
          </table:table-cell>
          <table:table-cell office:value-type="float" office:value="42400" calcext:value-type="float">
            <text:p>42400</text:p>
          </table:table-cell>
          <table:table-cell table:formula="of:=IF(AND([.B30]&lt;3600;[.B30]&lt;&gt;&quot;&quot;;[.C30]&lt;0.0001);&quot;YES&quot;;&quot;NO&quot;)" office:value-type="string" office:string-value="YES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40_9.dat</text:p>
          </table:table-cell>
          <table:table-cell office:value-type="float" office:value="2236" calcext:value-type="float">
            <text:p>2236</text:p>
          </table:table-cell>
          <table:table-cell office:value-type="percentage" office:value="0.000099041" calcext:value-type="percentage">
            <text:p>0,0 %</text:p>
          </table:table-cell>
          <table:table-cell office:value-type="float" office:value="66393.4" calcext:value-type="float">
            <text:p>66393,4</text:p>
          </table:table-cell>
          <table:table-cell office:value-type="float" office:value="66400" calcext:value-type="float">
            <text:p>66400</text:p>
          </table:table-cell>
          <table:table-cell table:formula="of:=IF(AND([.B31]&lt;3600;[.B31]&lt;&gt;&quot;&quot;;[.C31]&lt;0.0001);&quot;YES&quot;;&quot;NO&quot;)" office:value-type="string" office:string-value="YES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50_1.dat</text:p>
          </table:table-cell>
          <table:table-cell office:value-type="float" office:value="3611" calcext:value-type="float">
            <text:p>3611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B32]&lt;3600;[.B32]&lt;&gt;&quot;&quot;;[.C32]&lt;0.0001);&quot;YES&quot;;&quot;NO&quot;)" office:value-type="string" office:string-value="NO" calcext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50_10.dat</text:p>
          </table:table-cell>
          <table:table-cell office:value-type="float" office:value="3606" calcext:value-type="float">
            <text:p>3606</text:p>
          </table:table-cell>
          <table:table-cell office:value-type="percentage" office:value="0.821052" calcext:value-type="percentage">
            <text:p>82,1 %</text:p>
          </table:table-cell>
          <table:table-cell office:value-type="float" office:value="93160.4" calcext:value-type="float">
            <text:p>93160,4</text:p>
          </table:table-cell>
          <table:table-cell office:value-type="float" office:value="520600" calcext:value-type="float">
            <text:p>520600</text:p>
          </table:table-cell>
          <table:table-cell table:formula="of:=IF(AND([.B33]&lt;3600;[.B33]&lt;&gt;&quot;&quot;;[.C33]&lt;0.0001);&quot;YES&quot;;&quot;NO&quot;)" office:value-type="string" office:string-value="NO" calcext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50_2.dat</text:p>
          </table:table-cell>
          <table:table-cell office:value-type="float" office:value="3610" calcext:value-type="float">
            <text:p>3610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B34]&lt;3600;[.B34]&lt;&gt;&quot;&quot;;[.C34]&lt;0.0001);&quot;YES&quot;;&quot;NO&quot;)" office:value-type="string" office:string-value="NO" calcext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50_3.dat</text:p>
          </table:table-cell>
          <table:table-cell office:value-type="float" office:value="3607" calcext:value-type="float">
            <text:p>3607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B35]&lt;3600;[.B35]&lt;&gt;&quot;&quot;;[.C35]&lt;0.0001);&quot;YES&quot;;&quot;NO&quot;)" office:value-type="string" office:string-value="NO" calcext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50_4.dat</text:p>
          </table:table-cell>
          <table:table-cell office:value-type="float" office:value="3608" calcext:value-type="float">
            <text:p>3608</text:p>
          </table:table-cell>
          <table:table-cell office:value-type="percentage" office:value="0.522722" calcext:value-type="percentage">
            <text:p>52,3 %</text:p>
          </table:table-cell>
          <table:table-cell office:value-type="float" office:value="74359.8" calcext:value-type="float">
            <text:p>74359,8</text:p>
          </table:table-cell>
          <table:table-cell office:value-type="float" office:value="155800" calcext:value-type="float">
            <text:p>155800</text:p>
          </table:table-cell>
          <table:table-cell table:formula="of:=IF(AND([.B36]&lt;3600;[.B36]&lt;&gt;&quot;&quot;;[.C36]&lt;0.0001);&quot;YES&quot;;&quot;NO&quot;)" office:value-type="string" office:string-value="NO" calcext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50_5.dat</text:p>
          </table:table-cell>
          <table:table-cell office:value-type="float" office:value="3614" calcext:value-type="float">
            <text:p>3614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B37]&lt;3600;[.B37]&lt;&gt;&quot;&quot;;[.C37]&lt;0.0001);&quot;YES&quot;;&quot;NO&quot;)" office:value-type="string" office:string-value="NO" calcext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50_6.dat</text:p>
          </table:table-cell>
          <table:table-cell office:value-type="float" office:value="3605" calcext:value-type="float">
            <text:p>3605</text:p>
          </table:table-cell>
          <table:table-cell office:value-type="percentage" office:value="0.950309" calcext:value-type="percentage">
            <text:p>95,0 %</text:p>
          </table:table-cell>
          <table:table-cell office:value-type="float" office:value="94522.9" calcext:value-type="float">
            <text:p>94522,9</text:p>
          </table:table-cell>
          <table:table-cell table:style-name="ce8" office:value-type="float" office:value="1902200" calcext:value-type="float">
            <text:p>1,90E+06</text:p>
          </table:table-cell>
          <table:table-cell table:formula="of:=IF(AND([.B38]&lt;3600;[.B38]&lt;&gt;&quot;&quot;;[.C38]&lt;0.0001);&quot;YES&quot;;&quot;NO&quot;)" office:value-type="string" office:string-value="NO" calcext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50_7.dat</text:p>
          </table:table-cell>
          <table:table-cell office:value-type="float" office:value="3610" calcext:value-type="float">
            <text:p>3610</text:p>
          </table:table-cell>
          <table:table-cell office:value-type="percentage" office:value="0.837946" calcext:value-type="percentage">
            <text:p>83,8 %</text:p>
          </table:table-cell>
          <table:table-cell office:value-type="float" office:value="163771" calcext:value-type="float">
            <text:p>163771</text:p>
          </table:table-cell>
          <table:table-cell table:style-name="ce8" office:value-type="float" office:value="1010600" calcext:value-type="float">
            <text:p>1,01E+06</text:p>
          </table:table-cell>
          <table:table-cell table:formula="of:=IF(AND([.B39]&lt;3600;[.B39]&lt;&gt;&quot;&quot;;[.C39]&lt;0.0001);&quot;YES&quot;;&quot;NO&quot;)" office:value-type="string" office:string-value="NO" calcext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50_8.dat</text:p>
          </table:table-cell>
          <table:table-cell office:value-type="float" office:value="3609" calcext:value-type="float">
            <text:p>3609</text:p>
          </table:table-cell>
          <table:table-cell office:value-type="percentage" office:value="0.42849" calcext:value-type="percentage">
            <text:p>42,8 %</text:p>
          </table:table-cell>
          <table:table-cell office:value-type="float" office:value="125961" calcext:value-type="float">
            <text:p>125961</text:p>
          </table:table-cell>
          <table:table-cell office:value-type="float" office:value="220400" calcext:value-type="float">
            <text:p>220400</text:p>
          </table:table-cell>
          <table:table-cell table:formula="of:=IF(AND([.B40]&lt;3600;[.B40]&lt;&gt;&quot;&quot;;[.C40]&lt;0.0001);&quot;YES&quot;;&quot;NO&quot;)" office:value-type="string" office:string-value="NO" calcext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50_9.dat</text:p>
          </table:table-cell>
          <table:table-cell office:value-type="float" office:value="3606" calcext:value-type="float">
            <text:p>3606</text:p>
          </table:table-cell>
          <table:table-cell office:value-type="percentage" office:value="0.489031" calcext:value-type="percentage">
            <text:p>48,9 %</text:p>
          </table:table-cell>
          <table:table-cell office:value-type="float" office:value="86762.5" calcext:value-type="float">
            <text:p>86762,5</text:p>
          </table:table-cell>
          <table:table-cell office:value-type="float" office:value="169800" calcext:value-type="float">
            <text:p>169800</text:p>
          </table:table-cell>
          <table:table-cell table:formula="of:=IF(AND([.B41]&lt;3600;[.B41]&lt;&gt;&quot;&quot;;[.C41]&lt;0.0001);&quot;YES&quot;;&quot;NO&quot;)" office:value-type="string" office:string-value="NO" calcext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60_1.dat</text:p>
          </table:table-cell>
          <table:table-cell office:value-type="float" office:value="3611" calcext:value-type="float">
            <text:p>3611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B42]&lt;3600;[.B42]&lt;&gt;&quot;&quot;;[.C42]&lt;0.0001);&quot;YES&quot;;&quot;NO&quot;)" office:value-type="string" office:string-value="NO" calcext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60_10.dat</text:p>
          </table:table-cell>
          <table:table-cell office:value-type="float" office:value="3612" calcext:value-type="float">
            <text:p>3612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B43]&lt;3600;[.B43]&lt;&gt;&quot;&quot;;[.C43]&lt;0.0001);&quot;YES&quot;;&quot;NO&quot;)" office:value-type="string" office:string-value="NO" calcext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60_2.dat</text:p>
          </table:table-cell>
          <table:table-cell office:value-type="float" office:value="3610" calcext:value-type="float">
            <text:p>3610</text:p>
          </table:table-cell>
          <table:table-cell office:value-type="percentage" office:value="0.952706" calcext:value-type="percentage">
            <text:p>95,3 %</text:p>
          </table:table-cell>
          <table:table-cell office:value-type="float" office:value="78933" calcext:value-type="float">
            <text:p>78933</text:p>
          </table:table-cell>
          <table:table-cell table:style-name="ce8" office:value-type="float" office:value="1669000" calcext:value-type="float">
            <text:p>1,67E+06</text:p>
          </table:table-cell>
          <table:table-cell table:formula="of:=IF(AND([.B44]&lt;3600;[.B44]&lt;&gt;&quot;&quot;;[.C44]&lt;0.0001);&quot;YES&quot;;&quot;NO&quot;)" office:value-type="string" office:string-value="NO" calcext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60_3.dat</text:p>
          </table:table-cell>
          <table:table-cell office:value-type="float" office:value="3612" calcext:value-type="float">
            <text:p>3612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B45]&lt;3600;[.B45]&lt;&gt;&quot;&quot;;[.C45]&lt;0.0001);&quot;YES&quot;;&quot;NO&quot;)" office:value-type="string" office:string-value="NO" calcext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60_4.dat</text:p>
          </table:table-cell>
          <table:table-cell office:value-type="float" office:value="3612" calcext:value-type="float">
            <text:p>3612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B46]&lt;3600;[.B46]&lt;&gt;&quot;&quot;;[.C46]&lt;0.0001);&quot;YES&quot;;&quot;NO&quot;)" office:value-type="string" office:string-value="NO" calcext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60_5.dat</text:p>
          </table:table-cell>
          <table:table-cell office:value-type="float" office:value="3610" calcext:value-type="float">
            <text:p>3610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B47]&lt;3600;[.B47]&lt;&gt;&quot;&quot;;[.C47]&lt;0.0001);&quot;YES&quot;;&quot;NO&quot;)" office:value-type="string" office:string-value="NO" calcext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60_6.dat</text:p>
          </table:table-cell>
          <table:table-cell office:value-type="float" office:value="3617" calcext:value-type="float">
            <text:p>3617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B48]&lt;3600;[.B48]&lt;&gt;&quot;&quot;;[.C48]&lt;0.0001);&quot;YES&quot;;&quot;NO&quot;)" office:value-type="string" office:string-value="NO" calcext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60_7.dat</text:p>
          </table:table-cell>
          <table:table-cell office:value-type="float" office:value="3612" calcext:value-type="float">
            <text:p>3612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B49]&lt;3600;[.B49]&lt;&gt;&quot;&quot;;[.C49]&lt;0.0001);&quot;YES&quot;;&quot;NO&quot;)" office:value-type="string" office:string-value="NO" calcext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60_8.dat</text:p>
          </table:table-cell>
          <table:table-cell office:value-type="float" office:value="3609" calcext:value-type="float">
            <text:p>3609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B50]&lt;3600;[.B50]&lt;&gt;&quot;&quot;;[.C50]&lt;0.0001);&quot;YES&quot;;&quot;NO&quot;)" office:value-type="string" office:string-value="NO" calcext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tances/GenMB/instance_Gen_Meisel2009_10m_60_9.dat</text:p>
          </table:table-cell>
          <table:table-cell office:value-type="float" office:value="3610" calcext:value-type="float">
            <text:p>3610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B51]&lt;3600;[.B51]&lt;&gt;&quot;&quot;;[.C51]&lt;0.0001);&quot;YES&quot;;&quot;NO&quot;)" office:value-type="string" office:string-value="NO" calcext:value-type="string">
            <text:p>NO</text:p>
          </table:table-cell>
          <table:table-cell table:number-columns-repeated="1013"/>
        </table:table-row>
        <table:table-row table:style-name="ro1" table:number-rows-repeated="1048524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  <table:database-ranges>
        <table:database-range table:name="__Anonymous_Sheet_DB__0" table:target-range-address="'BACASP discrete'.A1:'BACASP discrete'.D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 %</number:text>
    </number:percentage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8P0"/>
    </number:currency-style>
    <number:number-style style:name="N126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7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6">
      <number:number number:decimal-places="1" number:min-decimal-places="1" number:min-integer-digits="1"/>
    </number:number-style>
    <number:number-style style:name="N11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14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3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2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11">
      <number:number number:decimal-places="1" number:min-decimal-places="1" number:min-integer-digits="1" number:grouping="true"/>
    </number:number-style>
    <number:percentage-style style:name="N110">
      <number:number number:decimal-places="5" number:min-decimal-places="5" number:min-integer-digits="1"/>
      <number:text>%</number:text>
    </number:percentage-style>
    <number:percentage-style style:name="N109">
      <number:number number:decimal-places="4" number:min-decimal-places="4" number:min-integer-digits="1"/>
      <number:text>%</number:text>
    </number:percentage-style>
    <number:percentage-style style:name="N108">
      <number:number number:decimal-places="3" number:min-decimal-places="3" number:min-integer-digits="1"/>
      <number:text>%</number:text>
    </number:percentage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percentage-style style:name="N105">
      <number:number number:decimal-places="2" number:min-decimal-places="2" number:min-integer-digits="1"/>
      <number:text>%</number:text>
    </number:percentage-style>
    <number:percentage-style style:name="N104">
      <number:number number:decimal-places="1" number:min-decimal-places="1" number:min-integer-digits="1"/>
      <number:text>%</number:text>
    </number:percentage-style>
    <number:currency-style style:name="N10108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18T11:12:27.605451291</meta:creation-date>
    <dc:date>2023-07-18T17:02:52.765967756</dc:date>
    <meta:editing-duration>PT42M2S</meta:editing-duration>
    <meta:editing-cycles>21</meta:editing-cycles>
    <meta:generator>LibreOffice/7.3.7.2$Linux_X86_64 LibreOffice_project/30$Build-2</meta:generator>
    <meta:document-statistic meta:table-count="1" meta:cell-count="306" meta:object-count="0"/>
  </office:meta>
</office:document-meta>
</file>